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25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25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25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2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2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2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2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23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23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22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22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0312" calcext:value-type="float">
            <text:p>42.1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22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21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21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21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2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20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20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9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9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9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8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8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0312" calcext:value-type="float">
            <text:p>42.1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8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7264" calcext:value-type="float">
            <text:p>42.1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7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7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6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6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6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5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5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5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4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3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3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2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2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8472" calcext:value-type="float">
            <text:p>42.6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2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1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1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1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1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9704" calcext:value-type="float">
            <text:p>42.5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1416" calcext:value-type="float">
            <text:p>42.5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408" calcext:value-type="float">
            <text:p>42.5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0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0184" calcext:value-type="float">
            <text:p>42.6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0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9704" calcext:value-type="float">
            <text:p>42.5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0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0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0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0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9704" calcext:value-type="float">
            <text:p>42.5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1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628" calcext:value-type="float">
            <text:p>42.6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2376" calcext:value-type="float">
            <text:p>42.6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9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9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9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9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0872" calcext:value-type="float">
            <text:p>42.7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9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9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9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5424" calcext:value-type="float">
            <text:p>42.6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9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3608" calcext:value-type="float">
            <text:p>42.5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8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7616" calcext:value-type="float">
            <text:p>42.6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8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2376" calcext:value-type="float">
            <text:p>42.6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8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8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8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8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6864" calcext:value-type="float">
            <text:p>42.7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8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8512" calcext:value-type="float">
            <text:p>42.9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8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8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2376" calcext:value-type="float">
            <text:p>42.6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7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7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0224" calcext:value-type="float">
            <text:p>42.9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7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2584" calcext:value-type="float">
            <text:p>42.7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6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824" calcext:value-type="float">
            <text:p>42.7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6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676" calcext:value-type="float">
            <text:p>42.6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6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3816" calcext:value-type="float">
            <text:p>42.7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5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5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5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6968" calcext:value-type="float">
            <text:p>42.7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06" calcext:value-type="float">
            <text:p>42.9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0224" calcext:value-type="float">
            <text:p>42.9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4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3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3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3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9744" calcext:value-type="float">
            <text:p>42.9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252" calcext:value-type="float">
            <text:p>43.0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2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0704" calcext:value-type="float">
            <text:p>42.9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2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0472" calcext:value-type="float">
            <text:p>43.4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2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5944" calcext:value-type="float">
            <text:p>42.9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6528" calcext:value-type="float">
            <text:p>43.0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1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0808" calcext:value-type="float">
            <text:p>43.0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7864" calcext:value-type="float">
            <text:p>43.1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1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6904" calcext:value-type="float">
            <text:p>43.0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6256" calcext:value-type="float">
            <text:p>43.1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0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3584" calcext:value-type="float">
            <text:p>43.1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0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0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54" calcext:value-type="float">
            <text:p>43.2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200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1496" calcext:value-type="float">
            <text:p>43.2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1999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1224" calcext:value-type="float">
            <text:p>43.3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1999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5128" calcext:value-type="float">
            <text:p>43.3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1999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3688" calcext:value-type="float">
            <text:p>43.2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199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2456" calcext:value-type="float">
            <text:p>43.2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1998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9512" calcext:value-type="float">
            <text:p>43.3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1998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4104" calcext:value-type="float">
            <text:p>43.5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1997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3792" calcext:value-type="float">
            <text:p>43.2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1997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1997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7904" calcext:value-type="float">
            <text:p>43.4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1996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5336" calcext:value-type="float">
            <text:p>43.4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1996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6088" calcext:value-type="float">
            <text:p>43.3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199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6192" calcext:value-type="float">
            <text:p>43.4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1995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828" calcext:value-type="float">
            <text:p>43.3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1995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5816" calcext:value-type="float">
            <text:p>43.4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199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7632" calcext:value-type="float">
            <text:p>43.5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199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6776" calcext:value-type="float">
            <text:p>43.5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199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2392" calcext:value-type="float">
            <text:p>43.5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199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8968" calcext:value-type="float">
            <text:p>43.5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1993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1993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212" calcext:value-type="float">
            <text:p>43.6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199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4208" calcext:value-type="float">
            <text:p>43.5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1</text:p>
          </table:table-cell>
          <table:table-cell office:value-type="string" calcext:value-type="string">
            <text:p>MBMG-9271</text:p>
          </table:table-cell>
          <table:table-cell office:value-type="string" calcext:value-type="string">
            <text:p>199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8968" calcext:value-type="float">
            <text:p>43.5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12" meta:object-count="0"/>
    <meta:user-defined meta:name="AppVersion">3.0</meta:user-defined>
  </office:meta>
</office:document-meta>
</file>